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" style:family="graphic" style:parent-style-name="connector">
      <style:graphic-properties svg:stroke-width="0.018cm" svg:stroke-color="#ff3333" draw:marker-start-width="0.227cm" draw:marker-end-width="0.23cm" fo:padding-top="0.134cm" fo:padding-bottom="0.134cm" fo:padding-left="0.259cm" fo:padding-right="0.259cm"/>
    </style:style>
    <style:style style:name="gr3" style:family="graphic" style:parent-style-name="connector">
      <style:graphic-properties svg:stroke-color="#0000cc"/>
    </style:style>
    <style:style style:name="gr4" style:family="graphic" style:parent-style-name="connector">
      <style:graphic-properties svg:stroke-color="#009900"/>
    </style:style>
    <style:style style:name="gr5" style:family="graphic" style:parent-style-name="connector">
      <style:graphic-properties svg:stroke-color="#ff3333"/>
    </style:style>
    <style:style style:name="gr6" style:family="graphic" style:parent-style-name="standard">
      <style:graphic-properties draw:stroke="solid" draw:fill-color="#cc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585cm"/>
    </style:style>
    <style:style style:name="gr13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272cm"/>
    </style:style>
    <style:style style:name="gr15" style:family="graphic" style:parent-style-name="objectwithoutfill">
      <style:graphic-properties svg:stroke-width="0.035cm" svg:stroke-color="#000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4cm" svg:height="0.635cm" svg:x="1.762cm" svg:y="2.27cm">
          <text:p text:style-name="P1">AddArgum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layer="layout" draw:type="line" svg:x1="3.032cm" svg:y1="1.508cm" svg:x2="3.032cm" svg:y2="2.27cm" draw:start-shape="id1" draw:start-glue-point="6" draw:end-shape="id2" draw:end-glue-point="4" svg:d="M3032 1508v762">
          <text:p/>
        </draw:connector>
        <draw:connector draw:style-name="gr3" draw:layer="layout" draw:type="line" svg:x1="4.302cm" svg:y1="2.588cm" svg:x2="12.811cm" svg:y2="2.524cm" draw:start-shape="id2" draw:start-glue-point="7" draw:end-shape="id3" draw:end-glue-point="3" svg:d="M4302 2588l8509-64">
          <text:p/>
        </draw:connector>
        <draw:custom-shape draw:style-name="gr1" draw:text-style-name="P1" xml:id="id6" draw:id="id6" draw:layer="layout" svg:width="2.54cm" svg:height="0.635cm" svg:x="1.762cm" svg:y="3.54cm">
          <text:p text:style-name="P1">ru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draw:type="curve" svg:x1="16.938cm" svg:y1="2.778cm" svg:x2="8.048cm" svg:y2="4.783cm" draw:start-shape="id4" draw:start-glue-point="2" draw:end-shape="id5" svg:d="M16938 2778c0 1504-8890 502-8890 2005">
          <text:p/>
        </draw:connector>
        <draw:custom-shape draw:style-name="gr1" draw:text-style-name="P1" xml:id="id7" draw:id="id7" draw:layer="layout" svg:width="4.191cm" svg:height="0.635cm" svg:x="0.937cm" svg:y="4.847cm">
          <text:p text:style-name="P1">individualSourceRepositor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curve" svg:x1="3.032cm" svg:y1="4.175cm" svg:x2="3.033cm" svg:y2="4.847cm" draw:start-shape="id6" draw:start-glue-point="6" draw:end-shape="id7" draw:end-glue-point="4" svg:d="M3032 4175c0 504 1 168 1 672">
          <text:p/>
        </draw:connector>
        <draw:connector draw:style-name="gr3" draw:layer="layout" draw:type="line" svg:x1="5.128cm" svg:y1="5.165cm" svg:x2="6.715cm" svg:y2="5.164cm" draw:start-shape="id7" draw:start-glue-point="7" draw:end-shape="id5" draw:end-glue-point="3" svg:d="M5128 5165l1587-1">
          <text:p/>
        </draw:connector>
        <draw:custom-shape draw:style-name="gr1" draw:text-style-name="P1" xml:id="id8" draw:id="id8" draw:layer="layout" svg:width="2.794cm" svg:height="0.635cm" svg:x="1.635cm" svg:y="6.398cm">
          <text:p text:style-name="P1">detectSour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layer="layout" draw:type="line" svg:x1="4.429cm" svg:y1="6.716cm" svg:x2="6.715cm" svg:y2="6.715cm" draw:start-shape="id8" draw:start-glue-point="7" draw:end-shape="id9" draw:end-glue-point="3" svg:d="M4429 6716l2286-1">
          <text:p/>
        </draw:connector>
        <draw:custom-shape draw:style-name="gr1" draw:text-style-name="P1" xml:id="id10" draw:id="id10" draw:layer="layout" svg:width="3.302cm" svg:height="0.635cm" svg:x="1.381cm" svg:y="7.604cm">
          <text:p text:style-name="P1">valid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line" svg:x1="3.032cm" svg:y1="7.033cm" svg:x2="3.032cm" svg:y2="7.604cm" draw:start-shape="id8" draw:start-glue-point="6" draw:end-shape="id10" svg:d="M3032 7033v571">
          <text:p/>
        </draw:connector>
        <draw:connector draw:style-name="gr3" draw:layer="layout" svg:x1="4.683cm" svg:y1="7.922cm" svg:x2="7.302cm" svg:y2="8.62cm" draw:start-shape="id10" draw:start-glue-point="7" draw:end-shape="id11" draw:end-glue-point="0" svg:d="M4683 7922h2619v698">
          <text:p/>
        </draw:connector>
        <draw:connector draw:style-name="gr3" draw:layer="layout" svg:x1="4.683cm" svg:y1="7.922cm" svg:x2="11.574cm" svg:y2="8.62cm" draw:start-shape="id10" draw:start-glue-point="7" draw:end-shape="id12" draw:end-glue-point="0" svg:d="M4683 7922h6891v698">
          <text:p/>
        </draw:connector>
        <draw:connector draw:style-name="gr3" draw:layer="layout" svg:x1="4.683cm" svg:y1="7.922cm" svg:x2="15.792cm" svg:y2="8.62cm" draw:start-shape="id10" draw:start-glue-point="7" draw:end-shape="id13" draw:end-glue-point="0" svg:d="M4683 7922h11109v698">
          <text:p/>
        </draw:connector>
        <draw:connector draw:style-name="gr3" draw:layer="layout" svg:x1="4.683cm" svg:y1="7.922cm" svg:x2="20.11cm" svg:y2="8.62cm" draw:start-shape="id10" draw:start-glue-point="7" draw:end-shape="id14" draw:end-glue-point="0" svg:d="M4683 7922h15427v698">
          <text:p/>
        </draw:connector>
        <draw:connector draw:style-name="gr3" draw:layer="layout" svg:x1="4.683cm" svg:y1="7.922cm" svg:x2="24.301cm" svg:y2="8.593cm" draw:start-shape="id10" draw:start-glue-point="7" draw:end-shape="id15" draw:end-glue-point="0" svg:d="M4683 7922h19618v671">
          <text:p/>
        </draw:connector>
        <draw:custom-shape draw:style-name="gr1" draw:text-style-name="P1" xml:id="id16" draw:id="id16" draw:layer="layout" svg:width="2.54cm" svg:height="0.635cm" svg:x="1.762cm" svg:y="9.763cm">
          <text:p text:style-name="P1">resol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line" svg:x1="3.032cm" svg:y1="8.239cm" svg:x2="3.032cm" svg:y2="9.763cm" draw:start-shape="id10" draw:start-glue-point="6" draw:end-shape="id16" draw:end-glue-point="4" svg:d="M3032 8239v1524">
          <text:p/>
        </draw:connector>
        <draw:custom-shape draw:style-name="gr1" draw:text-style-name="P1" xml:id="id17" draw:id="id17" draw:layer="layout" svg:width="2.54cm" svg:height="0.635cm" svg:x="1.762cm" svg:y="11.414cm">
          <text:p text:style-name="P1">ensureHasSour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line" svg:x1="3.032cm" svg:y1="10.398cm" svg:x2="3.032cm" svg:y2="11.414cm" draw:start-shape="id16" draw:start-glue-point="6" draw:end-shape="id17" svg:d="M3032 10398v1016">
          <text:p/>
        </draw:connector>
        <draw:custom-shape draw:style-name="gr1" draw:text-style-name="P1" xml:id="id18" draw:id="id18" draw:layer="layout" svg:width="3.429cm" svg:height="0.635cm" svg:x="1.318cm" svg:y="12.811cm">
          <text:p text:style-name="P1">componentsForRep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line" svg:x1="3.032cm" svg:y1="12.049cm" svg:x2="3.032cm" svg:y2="12.811cm" draw:start-shape="id17" draw:start-glue-point="6" draw:end-shape="id18" svg:d="M3032 12049v762">
          <text:p/>
        </draw:connector>
        <draw:connector draw:style-name="gr5" draw:layer="layout" draw:type="line" svg:x1="3.033cm" svg:y1="13.446cm" svg:x2="3.033cm" svg:y2="14.335cm" draw:start-shape="id18" draw:start-glue-point="6" draw:end-shape="id19" draw:end-glue-point="4" svg:d="M3033 13446v889">
          <text:p/>
        </draw:connector>
        <draw:custom-shape draw:style-name="gr1" draw:text-style-name="P1" xml:id="id19" draw:id="id19" draw:layer="layout" svg:width="2.413cm" svg:height="0.635cm" svg:x="1.826cm" svg:y="14.335cm">
          <text:p text:style-name="P1">resol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2.413cm" svg:height="0.635cm" svg:x="1.826cm" svg:y="15.478cm">
          <text:p text:style-name="P1">buildPipelin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3" draw:id="id23" draw:layer="layout" svg:width="2.413cm" svg:height="0.635cm" svg:x="1.822cm" svg:y="17.002cm">
          <text:p text:style-name="P1">Pipeline.Obje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2" draw:id="id22" draw:layer="layout" svg:width="2.413cm" svg:height="0.635cm" svg:x="1.821cm" svg:y="19.669cm">
          <text:p text:style-name="P1">buildTempl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21" draw:id="id21" draw:layer="layout" svg:width="2.413cm" svg:height="0.635cm" svg:x="1.822cm" svg:y="18.325cm">
          <text:p text:style-name="P1">AddServic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curve" svg:x1="3.032cm" svg:y1="2.905cm" svg:x2="3.032cm" svg:y2="3.54cm" draw:start-shape="id2" draw:start-glue-point="6" draw:end-shape="id6" draw:end-glue-point="4" svg:d="M3032 2905v635">
          <text:p/>
        </draw:connector>
        <draw:connector draw:style-name="gr5" draw:layer="layout" draw:type="curve" svg:x1="3.033cm" svg:y1="5.482cm" svg:x2="3.032cm" svg:y2="6.398cm" draw:start-shape="id7" draw:start-glue-point="6" draw:end-shape="id8" draw:end-glue-point="4" svg:d="M3033 5482c0 687-1 229-1 916">
          <text:p/>
        </draw:connector>
        <draw:connector draw:style-name="gr5" draw:layer="layout" draw:type="curve" svg:x1="3.033cm" svg:y1="14.97cm" svg:x2="3.033cm" svg:y2="15.478cm" draw:start-shape="id19" draw:start-glue-point="6" draw:end-shape="id20" draw:end-glue-point="4" svg:d="M3033 14970v508">
          <text:p/>
        </draw:connector>
        <draw:connector draw:style-name="gr5" draw:layer="layout" draw:type="curve" svg:x1="3.029cm" svg:y1="18.96cm" svg:x2="3.028cm" svg:y2="19.669cm" draw:start-shape="id21" draw:start-glue-point="6" draw:end-shape="id22" draw:end-glue-point="4" svg:d="M3029 18960c0 531-1 177-1 709">
          <text:p/>
        </draw:connector>
        <draw:connector draw:style-name="gr5" draw:layer="layout" draw:type="curve" svg:x1="3.033cm" svg:y1="16.113cm" svg:x2="3.029cm" svg:y2="17.002cm" draw:start-shape="id20" draw:start-glue-point="6" draw:end-shape="id23" draw:end-glue-point="4" svg:d="M3033 16113c0 666-4 222-4 889">
          <text:p/>
        </draw:connector>
        <draw:connector draw:style-name="gr5" draw:layer="layout" draw:type="curve" svg:x1="3.029cm" svg:y1="17.637cm" svg:x2="3.029cm" svg:y2="18.325cm" draw:start-shape="id23" draw:start-glue-point="6" draw:end-shape="id21" draw:end-glue-point="4" svg:d="M3029 17637v688">
          <text:p/>
        </draw:connector>
        <draw:custom-shape draw:style-name="gr7" draw:text-style-name="P1" xml:id="id3" draw:id="id3" draw:layer="layout" svg:width="2.032cm" svg:height="0.762cm" svg:x="12.811cm" svg:y="2.143cm">
          <text:p text:style-name="P1">AppConf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2.54cm" svg:height="0.635cm" svg:x="1.762cm" svg:y="0.873cm">
          <text:p text:style-name="P1">NewAppConfi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24" draw:id="id24" draw:layer="layout" svg:width="2.032cm" svg:height="0.762cm" svg:x="12.811cm" svg:y="0.827cm">
          <text:p text:style-name="P1">AppConf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line" svg:x1="4.302cm" svg:y1="1.191cm" svg:x2="12.811cm" svg:y2="1.208cm" draw:start-shape="id1" draw:start-glue-point="7" draw:end-shape="id24" draw:end-glue-point="3" svg:d="M4302 1191l8509 17">
          <text:p/>
        </draw:connector>
        <draw:custom-shape draw:style-name="gr8" draw:text-style-name="P2" draw:layer="layout" svg:width="1.397cm" svg:height="0.254cm" svg:x="14.843cm" svg:y="0.619cm">
          <text:p text:style-name="P1"><text:span text:style-name="T1">Docker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4.843cm" svg:y="0.873cm">
          <text:p text:style-name="P1"><text:span text:style-name="T1">ImageStre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4.843cm" svg:y="1.127cm">
          <text:p text:style-name="P1"><text:span text:style-name="T1">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4.843cm" svg:y="1.381cm">
          <text:p text:style-name="P1"><text:span text:style-name="T1">Template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5" draw:id="id25" draw:layer="layout" svg:width="1.397cm" svg:height="0.254cm" svg:x="14.843cm" svg:y="2.016cm">
          <text:p text:style-name="P1"><text:span text:style-name="T1">Docker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7" draw:id="id27" draw:layer="layout" svg:width="1.397cm" svg:height="0.254cm" svg:x="14.843cm" svg:y="2.27cm">
          <text:p text:style-name="P1"><text:span text:style-name="T1">ImageStre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6" draw:id="id26" draw:layer="layout" svg:width="1.397cm" svg:height="0.254cm" svg:x="14.843cm" svg:y="2.524cm">
          <text:p text:style-name="P1"><text:span text:style-name="T1">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8" draw:id="id28" draw:layer="layout" svg:width="1.397cm" svg:height="0.254cm" svg:x="14.843cm" svg:y="2.778cm">
          <text:p text:style-name="P1"><text:span text:style-name="T1">Template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6.24cm" svg:y="2.016cm">
          <text:p text:style-name="P1"><text:span text:style-name="T1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9" draw:id="id29" draw:layer="layout" svg:width="1.397cm" svg:height="0.254cm" svg:x="16.24cm" svg:y="2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4" draw:id="id4" draw:layer="layout" svg:width="1.397cm" svg:height="0.254cm" svg:x="16.24cm" svg:y="2.524cm">
          <text:p text:style-name="P1"><text:span text:style-name="T1">SourceReposito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5" draw:id="id5" draw:layer="layout" svg:width="2.667cm" svg:height="0.762cm" svg:x="6.715cm" svg:y="4.783cm">
          <text:p text:style-name="P1">Source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5" draw:id="id35">
          <draw:custom-shape draw:style-name="gr7" draw:text-style-name="P1" xml:id="id9" draw:id="id9" draw:layer="layout" svg:width="2.667cm" svg:height="0.762cm" svg:x="6.715cm" svg:y="6.334cm">
            <text:p text:style-name="P1">SourceReposito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97cm" svg:height="0.254cm" svg:x="9.382cm" svg:y="6.588cm">
            <text:p text:style-name="P1"><text:span text:style-name="T1">SourceRepoIn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xml:id="id11" draw:id="id11" draw:layer="layout" svg:width="2.667cm" svg:height="0.762cm" svg:x="5.969cm" svg:y="8.62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8.636cm" svg:y="8.62cm">
          <text:p text:style-name="P1"><text:span text:style-name="T1">Docker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layer="layout" draw:type="curve" svg:x1="8.048cm" svg:y1="5.545cm" svg:x2="8.048cm" svg:y2="6.334cm" draw:start-shape="id5" draw:start-glue-point="2" draw:end-shape="id9" draw:end-glue-point="0" svg:d="M8048 5545v789">
          <text:p/>
        </draw:connector>
        <draw:custom-shape draw:style-name="gr7" draw:text-style-name="P1" xml:id="id12" draw:id="id12" draw:layer="layout" svg:width="2.667cm" svg:height="0.762cm" svg:x="10.241cm" svg:y="8.62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2.908cm" svg:y="8.62cm">
          <text:p text:style-name="P1"><text:span text:style-name="T1">ImageStream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3" draw:id="id13" draw:layer="layout" svg:width="2.667cm" svg:height="0.762cm" svg:x="14.459cm" svg:y="8.62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7.126cm" svg:y="8.62cm">
          <text:p text:style-name="P1"><text:span text:style-name="T1">Template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4" draw:id="id14" draw:layer="layout" svg:width="2.667cm" svg:height="0.762cm" svg:x="18.777cm" svg:y="8.62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21.444cm" svg:y="8.62cm">
          <text:p text:style-name="P1"><text:span text:style-name="T1">TemplateFile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5" draw:id="id15" draw:layer="layout" svg:width="2.667cm" svg:height="0.762cm" svg:x="22.968cm" svg:y="8.593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25.635cm" svg:y="8.593cm">
          <text:p text:style-name="P1"><text:span text:style-name="T1">Composite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layer="layout" draw:type="curve" svg:x1="14.843cm" svg:y1="2.143cm" svg:x2="7.302cm" svg:y2="8.62cm" draw:start-shape="id25" draw:start-glue-point="3" draw:end-shape="id11" draw:end-glue-point="0" svg:d="M14843 2143c-5028 0-7541 2159-7541 6477">
          <text:p/>
        </draw:connector>
        <draw:connector draw:style-name="gr4" draw:layer="layout" draw:type="curve" svg:x1="14.843cm" svg:y1="2.651cm" svg:x2="14.459cm" svg:y2="9.001cm" draw:start-shape="id26" draw:start-glue-point="3" draw:end-shape="id13" svg:d="M14843 2651c-1329 0-1137 6350-384 6350">
          <text:p/>
        </draw:connector>
        <draw:connector draw:style-name="gr4" draw:layer="layout" draw:type="curve" svg:x1="14.843cm" svg:y1="2.397cm" svg:x2="11.525cm" svg:y2="8.621cm" draw:start-shape="id27" draw:start-glue-point="3" svg:d="M14843 2397c-2865 0-1206 6224-3318 6224">
          <text:p/>
        </draw:connector>
        <draw:connector draw:style-name="gr4" draw:layer="layout" draw:type="curve" svg:x1="16.24cm" svg:y1="2.905cm" svg:x2="18.777cm" svg:y2="9.001cm" draw:start-shape="id28" draw:start-glue-point="1" draw:end-shape="id14" draw:end-glue-point="3" svg:d="M16240 2905c1902 0 634 6096 2537 6096">
          <text:p/>
        </draw:connector>
        <draw:connector draw:style-name="gr4" draw:layer="layout" draw:type="curve" svg:x1="17.637cm" svg:y1="2.397cm" svg:x2="24.301cm" svg:y2="8.593cm" draw:start-shape="id29" draw:start-glue-point="1" draw:end-shape="id15" draw:end-glue-point="0" svg:d="M17637 2397c4443 0 6664 2065 6664 6196">
          <text:p/>
        </draw:connector>
        <draw:custom-shape draw:style-name="gr7" draw:text-style-name="P1" xml:id="id30" draw:id="id30" draw:layer="layout" svg:width="2.667cm" svg:height="0.762cm" svg:x="5.953cm" svg:y="10.598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8.62cm" svg:y="10.598cm">
          <text:p text:style-name="P1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1" draw:id="id31" draw:layer="layout" svg:width="2.667cm" svg:height="0.762cm" svg:x="10.225cm" svg:y="10.598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2.892cm" svg:y="10.598cm">
          <text:p text:style-name="P1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2" draw:id="id32" draw:layer="layout" svg:width="2.667cm" svg:height="0.762cm" svg:x="14.443cm" svg:y="10.598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7.11cm" svg:y="10.598cm">
          <text:p text:style-name="P1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397cm" svg:height="0.254cm" svg:x="25.638cm" svg:y="8.874cm">
          <text:p text:style-name="P1"><text:span text:style-name="T1">SourceRepo (U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8.62cm" svg:y="10.852cm">
          <text:p text:style-name="P1"><text:span text:style-name="T1">Image (Mat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397cm" svg:height="0.254cm" svg:x="8.62cm" svg:y="11.106cm">
          <text:p text:style-name="P1"><text:span text:style-name="T1">SourceRepo (U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2.883cm" svg:y="10.852cm">
          <text:p text:style-name="P1"><text:span text:style-name="T1">ImageStream (Mat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397cm" svg:height="0.254cm" svg:x="12.883cm" svg:y="11.106cm">
          <text:p text:style-name="P1"><text:span text:style-name="T1">SourceRepo (U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17.11cm" svg:y="10.851cm">
          <text:p text:style-name="P1"><text:span text:style-name="T1">Template (Mat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layer="layout" draw:type="curve" svg:x1="7.302cm" svg:y1="9.382cm" svg:x2="7.286cm" svg:y2="10.598cm" draw:start-shape="id11" draw:start-glue-point="2" draw:end-shape="id30" draw:end-glue-point="0" svg:d="M7302 9382c0 913-16 306-16 1216">
          <text:p/>
        </draw:connector>
        <draw:connector draw:style-name="gr4" draw:layer="layout" draw:type="curve" draw:line-skew="-0.001cm" svg:x1="11.574cm" svg:y1="9.382cm" svg:x2="11.558cm" svg:y2="10.598cm" draw:start-shape="id12" draw:start-glue-point="2" draw:end-shape="id31" draw:end-glue-point="0" svg:d="M11574 9382c0 912-16 304-16 1216">
          <text:p/>
        </draw:connector>
        <draw:connector draw:style-name="gr4" draw:layer="layout" draw:type="curve" svg:x1="15.792cm" svg:y1="9.382cm" svg:x2="15.776cm" svg:y2="10.598cm" draw:start-shape="id13" draw:end-shape="id32" draw:end-glue-point="0" svg:d="M15792 9382c0 913-16 306-16 1216">
          <text:p/>
        </draw:connector>
        <draw:connector draw:style-name="gr4" draw:layer="layout" draw:type="curve" svg:x1="20.11cm" svg:y1="9.382cm" svg:x2="15.776cm" svg:y2="10.598cm" draw:start-shape="id14" draw:start-glue-point="2" draw:end-shape="id32" svg:d="M20110 9382c0 913-4334 306-4334 1216">
          <text:p/>
        </draw:connector>
        <draw:connector draw:style-name="gr4" draw:layer="layout" draw:type="curve" svg:x1="24.301cm" svg:y1="9.355cm" svg:x2="15.776cm" svg:y2="10.598cm" draw:start-shape="id15" draw:start-glue-point="2" draw:end-shape="id32" svg:d="M24301 9355c0 933-8525 312-8525 1243">
          <text:p/>
        </draw:connector>
        <draw:connector draw:style-name="gr4" draw:layer="layout" draw:type="curve" svg:x1="24.301cm" svg:y1="9.355cm" svg:x2="11.558cm" svg:y2="10.598cm" draw:start-shape="id15" draw:start-glue-point="2" draw:end-shape="id31" draw:end-glue-point="0" svg:d="M24301 9355c0 933-12743 312-12743 1243">
          <text:p/>
        </draw:connector>
        <draw:connector draw:style-name="gr4" draw:layer="layout" draw:type="curve" svg:x1="24.301cm" svg:y1="9.355cm" svg:x2="7.286cm" svg:y2="10.598cm" draw:start-shape="id15" draw:start-glue-point="2" draw:end-shape="id30" draw:end-glue-point="0" svg:d="M24301 9355c0 933-17015 312-17015 1243">
          <text:p/>
        </draw:connector>
        <draw:connector draw:style-name="gr3" draw:layer="layout" svg:x1="4.302cm" svg:y1="10.081cm" svg:x2="15.776cm" svg:y2="10.598cm" draw:start-shape="id16" draw:start-glue-point="7" draw:end-shape="id32" draw:end-glue-point="0" svg:d="M4302 10081h11474v517">
          <text:p/>
        </draw:connector>
        <draw:connector draw:style-name="gr3" draw:layer="layout" svg:x1="4.302cm" svg:y1="10.081cm" svg:x2="11.558cm" svg:y2="10.598cm" draw:start-shape="id16" draw:start-glue-point="7" draw:end-shape="id31" draw:end-glue-point="0" svg:d="M4302 10081h7256v517">
          <text:p/>
        </draw:connector>
        <draw:connector draw:style-name="gr3" draw:layer="layout" svg:x1="4.302cm" svg:y1="10.081cm" svg:x2="7.286cm" svg:y2="10.598cm" draw:start-shape="id16" draw:start-glue-point="7" draw:end-shape="id30" draw:end-glue-point="0" svg:d="M4302 10081h2984v517">
          <text:p/>
        </draw:connector>
        <draw:custom-shape draw:style-name="gr7" draw:text-style-name="P1" xml:id="id33" draw:id="id33" draw:layer="layout" svg:width="2.667cm" svg:height="0.762cm" svg:x="5.953cm" svg:y="11.922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8.62cm" svg:y="11.922cm">
          <text:p text:style-name="P1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8.62cm" svg:y="12.176cm">
          <text:p text:style-name="P1"><text:span text:style-name="T1">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8.62cm" svg:y="12.43cm">
          <text:p text:style-name="P1"><text:span text:style-name="T1">SourceRepo (U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4.302cm" svg:y1="11.732cm" svg:x2="5.953cm" svg:y2="12.303cm" draw:start-shape="id17" draw:start-glue-point="7" draw:end-shape="id33" svg:d="M4302 11732c1239 0 414 571 1651 571">
          <text:p/>
        </draw:connector>
        <draw:connector draw:style-name="gr4" draw:layer="layout" draw:type="curve" svg:x1="7.286cm" svg:y1="11.36cm" svg:x2="7.286cm" svg:y2="11.922cm" draw:start-shape="id30" draw:start-glue-point="2" draw:end-shape="id33" draw:end-glue-point="0" svg:d="M7286 11360v562">
          <text:p/>
        </draw:connector>
        <draw:connector draw:style-name="gr4" draw:layer="layout" draw:type="curve" svg:x1="11.558cm" svg:y1="11.36cm" svg:x2="7.286cm" svg:y2="11.922cm" draw:start-shape="id31" draw:start-glue-point="2" draw:end-shape="id33" draw:end-glue-point="0" svg:d="M11558 11360c0 753-2136 503-2136 282 0-220-2136-471-2136 280">
          <text:p/>
        </draw:connector>
        <draw:custom-shape draw:style-name="gr7" draw:text-style-name="P1" xml:id="id34" draw:id="id34" draw:layer="layout" svg:width="2.667cm" svg:height="0.762cm" svg:x="18.145cm" svg:y="12.751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20.812cm" svg:y="12.756cm">
          <text:p text:style-name="P1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20.812cm" svg:y="13.016cm">
          <text:p text:style-name="P1"><text:span text:style-name="T1">SourceRepo (U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4.747cm" svg:y1="13.129cm" svg:x2="18.145cm" svg:y2="13.132cm" draw:start-shape="id18" draw:start-glue-point="7" draw:end-shape="id34" draw:end-glue-point="3" svg:d="M4747 13129h6699v3h6699">
          <text:p/>
        </draw:connector>
        <draw:connector draw:style-name="gr4" draw:layer="layout" draw:type="curve" svg:x1="8.747cm" svg:y1="6.334cm" svg:x2="19.478cm" svg:y2="12.751cm" draw:start-shape="id35" draw:start-glue-point="0" draw:end-shape="id34" draw:end-glue-point="0" svg:d="M8747 6334c0-751 10731-3960 10731 6417">
          <text:p/>
        </draw:connector>
        <draw:custom-shape draw:style-name="gr7" draw:text-style-name="P1" xml:id="id36" draw:id="id36" draw:layer="layout" svg:width="2.667cm" svg:height="0.762cm" svg:x="18.145cm" svg:y="14.275cm">
          <text:p text:style-name="P1">Component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20.812cm" svg:y="14.28cm">
          <text:p text:style-name="P1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397cm" svg:height="0.254cm" svg:x="20.812cm" svg:y="14.54cm">
          <text:p text:style-name="P1"><text:span text:style-name="T1">SourceRepo (U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4.239cm" svg:y1="14.652cm" svg:x2="18.145cm" svg:y2="14.656cm" draw:start-shape="id19" draw:end-shape="id36" draw:end-glue-point="3" svg:d="M4239 14652h6953v4h6953">
          <text:p/>
        </draw:connector>
        <draw:custom-shape draw:style-name="gr8" draw:text-style-name="P2" draw:layer="layout" svg:width="1.397cm" svg:height="0.254cm" svg:x="20.812cm" svg:y="14.811cm">
          <text:p text:style-name="P1"><text:span text:style-name="T1">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layer="layout" draw:type="curve" svg:x1="19.478cm" svg:y1="13.513cm" svg:x2="19.478cm" svg:y2="14.275cm" draw:start-shape="id34" draw:start-glue-point="2" draw:end-shape="id36" draw:end-glue-point="0" svg:d="M19478 13513v762">
          <text:p/>
        </draw:connector>
        <draw:custom-shape draw:style-name="gr7" draw:text-style-name="P1" xml:id="id37" draw:id="id37" draw:layer="layout" svg:width="2.667cm" svg:height="0.762cm" svg:x="9.509cm" svg:y="15.418cm">
          <text:p text:style-name="P1">Pipe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4.239cm" svg:y1="15.796cm" svg:x2="9.509cm" svg:y2="15.799cm" draw:start-shape="id20" draw:start-glue-point="7" draw:end-shape="id37" draw:end-glue-point="3" svg:d="M4239 15796h2635v3h2635">
          <text:p/>
        </draw:connector>
        <draw:connector draw:style-name="gr4" draw:layer="layout" draw:type="curve" svg:x1="7.286cm" svg:y1="12.684cm" svg:x2="10.842cm" svg:y2="15.418cm" draw:start-shape="id33" draw:start-glue-point="2" draw:end-shape="id37" draw:end-glue-point="0" svg:d="M7286 12684c0 2052 3556 685 3556 2734">
          <text:p/>
        </draw:connector>
        <draw:connector draw:style-name="gr4" draw:layer="layout" draw:type="curve" svg:x1="19.478cm" svg:y1="15.037cm" svg:x2="12.176cm" svg:y2="15.799cm" draw:start-shape="id36" draw:start-glue-point="2" draw:end-shape="id37" draw:end-glue-point="1" svg:d="M19478 15037c0 508-2434 762-7302 762">
          <text:p/>
        </draw:connector>
        <draw:connector draw:style-name="gr4" xml:id="id38" draw:id="id38" draw:layer="layout" draw:type="curve" draw:line-skew="-1.589cm" svg:x1="7.286cm" svg:y1="11.36cm" svg:x2="10.88cm" svg:y2="15.418cm" draw:start-shape="id30" draw:start-glue-point="2" svg:d="M7286 11360c0 1036 3594-992 3594 4058">
          <text:p/>
        </draw:connector>
        <draw:connector draw:style-name="gr4" draw:layer="layout" draw:type="curve" svg:x1="11.558cm" svg:y1="11.36cm" svg:x2="10.88cm" svg:y2="15.418cm" draw:start-shape="id31" draw:start-glue-point="2" draw:end-shape="id38" draw:end-glue-point="3" svg:d="M11558 11360c0 2706-226 4058-678 4058">
          <text:p/>
        </draw:connector>
        <draw:custom-shape draw:style-name="gr7" draw:text-style-name="P1" xml:id="id39" draw:id="id39" draw:layer="layout" svg:width="2.667cm" svg:height="0.762cm" svg:x="9.509cm" svg:y="16.805cm">
          <text:p text:style-name="P1">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layer="layout" draw:type="curve" svg:x1="10.842cm" svg:y1="16.18cm" svg:x2="10.842cm" svg:y2="16.805cm" draw:start-shape="id37" draw:start-glue-point="2" draw:end-shape="id39" draw:end-glue-point="0" svg:d="M10842 16180v625">
          <text:p/>
        </draw:connector>
        <draw:connector draw:style-name="gr3" draw:layer="layout" svg:x1="4.235cm" svg:y1="17.32cm" svg:x2="9.509cm" svg:y2="17.186cm" draw:start-shape="id23" draw:start-glue-point="7" draw:end-shape="id39" draw:end-glue-point="3" svg:d="M4235 17320h2637v-134h2637">
          <text:p/>
        </draw:connector>
        <draw:custom-shape draw:style-name="gr7" draw:text-style-name="P1" xml:id="id40" draw:id="id40" draw:layer="layout" svg:width="2.667cm" svg:height="0.762cm" svg:x="9.509cm" svg:y="18.145cm">
          <text:p text:style-name="P1">Objects<text:line-break/>(include Servic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layer="layout" draw:type="curve" svg:x1="10.842cm" svg:y1="17.567cm" svg:x2="10.842cm" svg:y2="18.145cm" draw:start-shape="id39" draw:start-glue-point="2" draw:end-shape="id40" svg:d="M10842 17567v578">
          <text:p/>
        </draw:connector>
        <draw:connector draw:style-name="gr3" draw:layer="layout" svg:x1="4.235cm" svg:y1="18.643cm" svg:x2="9.509cm" svg:y2="18.526cm" draw:start-shape="id21" draw:start-glue-point="7" draw:end-shape="id40" draw:end-glue-point="3" svg:d="M4235 18643h2637v-117h2637">
          <text:p/>
        </draw:connector>
        <draw:custom-shape draw:style-name="gr7" draw:text-style-name="P1" xml:id="id41" draw:id="id41" draw:layer="layout" svg:width="2.667cm" svg:height="0.762cm" svg:x="14.208cm" svg:y="19.597cm">
          <text:p text:style-name="P1">Objects<text:line-break/>(from templat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layer="layout" draw:type="curve" svg:x1="15.776cm" svg:y1="11.36cm" svg:x2="15.541cm" svg:y2="19.597cm" draw:start-shape="id32" draw:start-glue-point="2" draw:end-shape="id41" draw:end-glue-point="0" svg:d="M15776 11360c0 6178-235 2060-235 8237">
          <text:p/>
        </draw:connector>
        <draw:connector draw:style-name="gr3" draw:layer="layout" svg:x1="4.234cm" svg:y1="19.987cm" svg:x2="14.208cm" svg:y2="19.978cm" draw:start-shape="id22" draw:start-glue-point="7" draw:end-shape="id41" draw:end-glue-point="3" svg:d="M4234 19987h4987v-9h4987">
          <text:p/>
        </draw:connector>
        <draw:custom-shape draw:style-name="gr1" draw:text-style-name="P1" xml:id="id42" draw:id="id42" draw:layer="layout" svg:width="2.413cm" svg:height="0.635cm" svg:x="1.83cm" svg:y="20.812cm">
          <text:p text:style-name="P1">End ru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curve" svg:x1="3.028cm" svg:y1="20.304cm" svg:x2="3.037cm" svg:y2="20.812cm" draw:start-shape="id22" draw:start-glue-point="6" draw:end-shape="id42" draw:end-glue-point="4" svg:d="M3028 20304c0 381 9 127 9 508">
          <text:p/>
        </draw:connector>
        <draw:custom-shape draw:style-name="gr7" draw:text-style-name="P1" xml:id="id43" draw:id="id43" draw:layer="layout" svg:width="2.667cm" svg:height="0.762cm" svg:x="19.051cm" svg:y="20.726cm">
          <text:p text:style-name="P1">Objects<text:line-break/>(al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4.243cm" svg:y1="21.13cm" svg:x2="19.051cm" svg:y2="21.107cm" draw:start-shape="id42" draw:start-glue-point="7" draw:end-shape="id43" draw:end-glue-point="3" svg:d="M4243 21130h7404v-23h7404">
          <text:p/>
        </draw:connector>
        <draw:connector draw:style-name="gr4" draw:layer="layout" draw:type="curve" svg:x1="12.176cm" svg:y1="18.526cm" svg:x2="20.384cm" svg:y2="20.726cm" draw:start-shape="id40" draw:start-glue-point="1" draw:end-shape="id43" draw:end-glue-point="0" svg:d="M12176 18526c5472 0 8208 733 8208 2200">
          <text:p/>
        </draw:connector>
        <draw:connector draw:style-name="gr4" draw:layer="layout" draw:type="curve" svg:x1="15.541cm" svg:y1="20.359cm" svg:x2="20.384cm" svg:y2="20.726cm" draw:start-shape="id41" draw:start-glue-point="2" draw:end-shape="id43" draw:end-glue-point="0" svg:d="M15541 20359c0 753 2421 502 2421 184s2422-568 2422 183">
          <text:p/>
        </draw:connector>
        <draw:line draw:style-name="gr11" draw:text-style-name="P1" draw:layer="layout" svg:x1="23.733cm" svg:y1="1.381cm" svg:x2="25.257cm" svg:y2="1.381cm">
          <text:p/>
        </draw:line>
        <draw:frame draw:style-name="gr12" draw:layer="layout" svg:width="2.085cm" svg:height="0.564cm" svg:x="25.204cm" svg:y="1.071cm">
          <draw:text-box>
            <text:p>Control Flow</text:p>
          </draw:text-box>
        </draw:frame>
        <draw:line draw:style-name="gr13" draw:text-style-name="P1" draw:layer="layout" svg:x1="23.733cm" svg:y1="1.98cm" svg:x2="25.257cm" svg:y2="1.98cm">
          <text:p/>
        </draw:line>
        <draw:frame draw:style-name="gr14" draw:layer="layout" svg:width="1.772cm" svg:height="0.564cm" svg:x="25.204cm" svg:y="1.67cm">
          <draw:text-box>
            <text:p>Data Flow</text:p>
          </draw:text-box>
        </draw:frame>
        <draw:line draw:style-name="gr15" draw:text-style-name="P1" draw:layer="layout" svg:x1="23.733cm" svg:y1="2.524cm" svg:x2="25.257cm" svg:y2="2.524cm">
          <text:p/>
        </draw:line>
        <draw:frame draw:style-name="gr16" draw:layer="layout" svg:width="2.267cm" svg:height="0.564cm" svg:x="25.204cm" svg:y="2.214cm">
          <draw:text-box>
            <text:p>Control-&gt;Data</text:p>
          </draw:text-box>
        </draw:frame>
        <draw:connector draw:style-name="gr4" draw:layer="layout" draw:type="curve" svg:x1="6.715cm" svg:y1="6.715cm" svg:x2="5.953cm" svg:y2="12.303cm" draw:start-shape="id35" draw:end-shape="id33" draw:end-glue-point="3" svg:d="M6715 6715c-1896 0-1515 5588-762 5588">
          <text:p/>
        </draw:connector>
        <draw:connector draw:style-name="gr4" draw:layer="layout" svg:x1="13.827cm" svg:y1="1.589cm" svg:x2="13.827cm" svg:y2="2.143cm" draw:start-shape="id24" draw:start-glue-point="2" draw:end-shape="id3" draw:end-glue-point="0" svg:d="M13827 1589v5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marker-end="Arrow_20_concave" draw:marker-end-width="0.203cm" draw:fill="none" draw:fill-gradient-name="Gradient_20_7" draw:fill-hatch-name="Hatch_20_1" draw:fill-image-name="Bitmape_20_1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sar Wong</meta:initial-creator>
    <meta:creation-date>2015-06-22T11:25:22</meta:creation-date>
    <dc:date>2015-06-23T13:27:31</dc:date>
    <dc:creator>Cesar Wong</dc:creator>
    <meta:editing-duration>PT2H15M11S</meta:editing-duration>
    <meta:editing-cycles>6</meta:editing-cycles>
    <meta:generator>OpenOffice/4.1.1$Unix OpenOffice.org_project/411m6$Build-9775</meta:generator>
    <meta:document-statistic meta:object-count="139"/>
  </office:meta>
</office:document-meta>
</file>